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fill-color="#4c4c4c" draw:textarea-horizontal-align="justify" draw:textarea-vertical-align="middle" draw:auto-grow-height="false"/>
    </style:style>
    <style:style style:name="gr3" style:family="graphic" style:parent-style-name="standard">
      <style:graphic-properties svg:stroke-width="0.4cm" svg:stroke-color="#999999" draw:marker-start-width="0.9cm" draw:marker-end="Rounded_20_short_20_Arrow" draw:marker-end-width="0.7cm" draw:textarea-horizontal-align="center" draw:textarea-vertical-align="middle" fo:padding-top="0.325cm" fo:padding-bottom="0.325cm" fo:padding-left="0.45cm" fo:padding-right="0.4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2.5cm" svg:x="0.5cm" svg:y="0.2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cm" svg:height="2.5cm" svg:x="3.5cm" svg:y="0.3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8cm" svg:y1="1.5cm" svg:x2="3.3cm" svg:y2="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12cm" fo:margin-left="0cm" fo:margin-right="0cm" fo:page-width="6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user </meta:initial-creator>
    <meta:creation-date>2011-03-24T12:39:20</meta:creation-date>
    <dc:date>2011-03-24T12:51:43</dc:date>
    <dc:creator>user </dc:creator>
    <meta:editing-duration>PT00H12M27S</meta:editing-duration>
    <meta:editing-cycles>1</meta:editing-cycles>
    <meta:document-statistic meta:object-count="3"/>
    <meta:generator>OpenOffice.org/3.2$Linux OpenOffice.org_project/320m12$Build-9483</meta:generator>
  </office:meta>
</office:document-meta>
</file>